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54c2a"/>
    </style:style>
    <style:style style:name="P6" style:family="paragraph" style:parent-style-name="Text_20_body">
      <style:text-properties officeooo:rsid="0055341b" officeooo:paragraph-rsid="0056bb4c"/>
    </style:style>
    <style:style style:name="P7" style:family="paragraph" style:parent-style-name="Text_20_body">
      <style:text-properties officeooo:paragraph-rsid="0056bb4c"/>
    </style:style>
    <style:style style:name="P8" style:family="paragraph" style:parent-style-name="DocHeading1">
      <style:text-properties officeooo:rsid="0051a912" officeooo:paragraph-rsid="00554c2a"/>
    </style:style>
    <style:style style:name="P9" style:family="paragraph" style:parent-style-name="DocHeading1">
      <style:text-properties officeooo:paragraph-rsid="00554c2a"/>
    </style:style>
    <style:style style:name="P10" style:family="paragraph" style:parent-style-name="DocHeading2">
      <style:text-properties officeooo:paragraph-rsid="0056bb4c"/>
    </style:style>
    <style:style style:name="P11" style:family="paragraph" style:parent-style-name="DocHeading2">
      <style:text-properties officeooo:paragraph-rsid="0056c0c7"/>
    </style:style>
    <style:style style:name="P12" style:family="paragraph" style:parent-style-name="DocHeading3">
      <style:text-properties officeooo:paragraph-rsid="0056bb4c"/>
    </style:style>
    <style:style style:name="P13" style:family="paragraph" style:parent-style-name="DocText">
      <style:text-properties officeooo:paragraph-rsid="00554c2a"/>
    </style:style>
    <style:style style:name="P14" style:family="paragraph" style:parent-style-name="DocText" style:list-style-name="L1">
      <style:text-properties officeooo:paragraph-rsid="00554c2a"/>
    </style:style>
    <style:style style:name="P15" style:family="paragraph" style:parent-style-name="DocText" style:list-style-name="L2">
      <style:text-properties officeooo:paragraph-rsid="00554c2a"/>
    </style:style>
    <style:style style:name="P1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7" style:family="paragraph" style:parent-style-name="DocWarning">
      <style:text-properties officeooo:paragraph-rsid="00554c2a"/>
    </style:style>
    <style:style style:name="P18" style:family="paragraph" style:parent-style-name="DocCode">
      <style:text-properties officeooo:paragraph-rsid="00554c2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4c2a"/>
    </style:style>
    <style:style style:name="T4" style:family="text">
      <style:text-properties officeooo:rsid="0056bb4c"/>
    </style:style>
    <style:style style:name="T5" style:family="text">
      <style:text-properties officeooo:rsid="0056c0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6"><text:title>Program Outputs</text:title></text:p>
      <text:h text:style-name="P8" text:outline-level="1"><text:span text:style-name="T3">Introduction</text:span></text:h>
      <text:p text:style-name="P5"><text:span text:style-name="T3">Every time oFreq runs, it writes out the full set of outputs. <text:s/>Each output type is contained in a separate output file. <text:s/>Generally, each output file will contain the absolute magnitude of the result, and a response amplitude operator (RAO) for that result.</text:span></text:p>
      <text:p text:style-name="P5"><text:span text:style-name="T3">oFreq will always create the complete set of output files, even if some of the files are blanks because the output was not requested.</text:span></text:p>
      <text:h text:style-name="P9" text:outline-level="1"><text:span text:style-name="T3">Overwriting Outputs</text:span></text:h>
      <text:p text:style-name="P5"><text:span text:style-name="T3">Every time oFreq runs, it first deletes the outputs from the previous run. <text:s/>These get replaced with newly generated outputs. <text:s/></text:span></text:p>
      <text:p text:style-name="P17"><text:span text:style-name="T3">oFreq will overwrite your output files each time it runs. <text:s/>Copy them out if you want to save them.</text:span></text:p>
      <text:p text:style-name="P13"><text:span text:style-name="T3">The one exception is that oFreq will not overwrite outputs from a different analysis type. <text:s/>Imagine the following scenario:</text:span></text:p>
      <text:list xml:id="list1876657605" text:style-name="L1">
        <text:list-item>
          <text:p text:style-name="P14"><text:span text:style-name="T3">You setup a response analysis in oFreq. <text:s/>All physics outputs are entered. <text:s/>You run the analysis, and oFreq generates all the outputs. <text:s/>(Outputs are organized under wave direction folders, numbered d0, d1, … dN.)</text:span></text:p>
        </text:list-item>
        <text:list-item>
          <text:p text:style-name="P14"><text:span text:style-name="T3">Next, you change one parameter in control.in. <text:s/>This switches oFreq to now run a resonance analysis. <text:s/>oFreq generates another set of outputs. <text:s/>(Outputs are organized under resonant wave direction folders, numbered rd0, rd1, ...rdN.)</text:span></text:p>
        </text:list-item>
        <text:list-item>
          <text:p text:style-name="P14"><text:span text:style-name="T3">You change one final item and rerun the resonant analysis. <text:s/>Outputs for the resonant analysis get overwriten.</text:span></text:p>
        </text:list-item>
      </text:list>
      <text:p text:style-name="P13"><text:span text:style-name="T3">In this scenario, oFreq will not overwrite the outputs for the response analysis, going from step 1 to 2. <text:s/>oFreq only overwrites outputs as the same analysis type that it is currently executing. <text:s/>In the scenario above, going from step 2 to 3, oFreq would delete all the folders named rd0, rd1, … rdN. <text:s/>But it would not touch the folders named d0, d1, … dN, because they are part of a different analysis type.</text:span></text:p>
      <text:h text:style-name="P9" text:outline-level="1"><text:span text:style-name="T3">Contents of Output Files</text:span></text:h>
      <text:p text:style-name="P5"><text:span text:style-name="T3">Generally, every output file will present information as both an absolute magnitude, and as a response amplitude operator (RAO). <text:s/>Most of the outputs contain information for multiple combinations of bodies, and frequencies. <text:s/>oFreq organizes its output files with the following structure:</text:span></text:p>
      <text:p text:style-name="DocCode"><text:soft-page-break/><text:span text:style-name="T3">Output Values </text:span></text:p>
      <text:p text:style-name="DocCode"><text:span text:style-name="T3">{</text:span></text:p>
      <text:p text:style-name="DocCode"><text:span text:style-name="T3"><text:tab/>Body1 </text:span></text:p>
      <text:p text:style-name="DocCode"><text:span text:style-name="T3"><text:tab/>{</text:span></text:p>
      <text:p text:style-name="DocCode"><text:span text:style-name="T3"><text:tab/><text:tab/>Frequency <text:s/>1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Frequency 2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. . .</text:span></text:p>
      <text:p text:style-name="DocCode"><text:span text:style-name="T3"><text:tab/><text:tab/>Frequency N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<text:tab/>Body2</text:span></text:p>
      <text:p text:style-name="DocCode"><text:span text:style-name="T3"><text:tab/>{</text:span></text:p>
      <text:p text:style-name="DocCode"><text:span text:style-name="T3"><text:tab/><text:tab/>Frequency <text:s/>1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Frequency 2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. . .</text:span></text:p>
      <text:p text:style-name="DocCode"><text:span text:style-name="T3"><text:tab/><text:tab/>Frequency N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<text:tab/>...</text:span></text:p>
      <text:p text:style-name="DocCode"><text:span text:style-name="T3"><text:tab/>BodyN</text:span></text:p>
      <text:p text:style-name="DocCode"><text:span text:style-name="T3"><text:tab/>{</text:span></text:p>
      <text:p text:style-name="DocCode"><text:span text:style-name="T3"><text:tab/><text:tab/>Frequency <text:s/>1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Frequency 2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<text:tab/>. . .</text:span></text:p>
      <text:p text:style-name="DocCode"><text:span text:style-name="T3"><text:tab/><text:tab/>Frequency N </text:span></text:p>
      <text:p text:style-name="DocCode"><text:span text:style-name="T3"><text:tab/><text:tab/>{</text:span></text:p>
      <text:p text:style-name="DocCode"><text:span text:style-name="T3"><text:tab/><text:tab/><text:tab/>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}</text:span></text:p>
      <text:p text:style-name="DocCode"><text:span text:style-name="T3"/></text:p>
      <text:p text:style-name="P18"><text:span text:style-name="T3">Output RAOs</text:span></text:p>
      <text:p text:style-name="P18"><text:span text:style-name="T3">{</text:span></text:p>
      <text:p text:style-name="P18"><text:span text:style-name="T3"><text:tab/>Body1 </text:span></text:p>
      <text:p text:style-name="P18"><text:span text:style-name="T3"><text:tab/>{</text:span></text:p>
      <text:p text:style-name="P18"><text:span text:style-name="T3"><text:tab/><text:tab/>Frequency <text:s/>1 </text:span></text:p>
      <text:p text:style-name="P18"><text:span text:style-name="T3"><text:tab/><text:tab/>{</text:span></text:p>
      <text:p text:style-name="P18"><text:soft-page-break/><text:span text:style-name="T3"><text:tab/><text:tab/><text:tab/>RAO Results</text:span></text:p>
      <text:p text:style-name="P18"><text:span text:style-name="T3"><text:tab/><text:tab/>}</text:span></text:p>
      <text:p text:style-name="P18"><text:span text:style-name="T3"><text:tab/><text:tab/>Frequency 2 </text:span></text:p>
      <text:p text:style-name="P18"><text:span text:style-name="T3"><text:tab/><text:tab/>{</text:span></text:p>
      <text:p text:style-name="P18"><text:span text:style-name="T3"><text:tab/><text:tab/><text:tab/>RAO Results</text:span></text:p>
      <text:p text:style-name="P18"><text:span text:style-name="T3"><text:tab/><text:tab/>}</text:span></text:p>
      <text:p text:style-name="P18"><text:span text:style-name="T3"><text:tab/><text:tab/>. . .</text:span></text:p>
      <text:p text:style-name="P18"><text:span text:style-name="T3"><text:tab/><text:tab/>Frequency N </text:span></text:p>
      <text:p text:style-name="P18"><text:span text:style-name="T3"><text:tab/><text:tab/>{</text:span></text:p>
      <text:p text:style-name="P18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<text:tab/>Body2</text:span></text:p>
      <text:p text:style-name="DocCode"><text:span text:style-name="T3"><text:tab/>{</text:span></text:p>
      <text:p text:style-name="DocCode"><text:span text:style-name="T3"><text:tab/><text:tab/>Frequency <text:s/>1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<text:tab/>Frequency 2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<text:tab/>. . .</text:span></text:p>
      <text:p text:style-name="DocCode"><text:span text:style-name="T3"><text:tab/><text:tab/>Frequency N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<text:tab/>...</text:span></text:p>
      <text:p text:style-name="DocCode"><text:span text:style-name="T3"><text:tab/>BodyN</text:span></text:p>
      <text:p text:style-name="DocCode"><text:span text:style-name="T3"><text:tab/>{</text:span></text:p>
      <text:p text:style-name="DocCode"><text:span text:style-name="T3"><text:tab/><text:tab/>Frequency <text:s/>1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<text:tab/>Frequency 2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<text:tab/>. . .</text:span></text:p>
      <text:p text:style-name="DocCode"><text:span text:style-name="T3"><text:tab/><text:tab/>Frequency N </text:span></text:p>
      <text:p text:style-name="DocCode"><text:span text:style-name="T3"><text:tab/><text:tab/>{</text:span></text:p>
      <text:p text:style-name="DocCode"><text:span text:style-name="T3"><text:tab/><text:tab/><text:tab/>RAO Results</text:span></text:p>
      <text:p text:style-name="DocCode"><text:span text:style-name="T3"><text:tab/><text:tab/>}</text:span></text:p>
      <text:p text:style-name="DocCode"><text:span text:style-name="T3"><text:tab/>}</text:span></text:p>
      <text:p text:style-name="DocCode"><text:span text:style-name="T3">}</text:span></text:p>
      <text:p text:style-name="DocText"><text:span text:style-name="T3"/></text:p>
      <text:p text:style-name="P13"><text:span text:style-name="T3">The general structure was:</text:span></text:p>
      <text:list xml:id="list1090164307" text:style-name="L2">
        <text:list-item>
          <text:p text:style-name="P15"><text:span text:style-name="T3">File is first divided into response values and then RAO values.</text:span></text:p>
        </text:list-item>
        <text:list-item>
          <text:p text:style-name="P15"><text:span text:style-name="T3">Next outputs are divided by body they are associated with.</text:span></text:p>
        </text:list-item>
        <text:list-item>
          <text:p text:style-name="P15"><text:span text:style-name="T3">Next outputs are divided by wave frequency.</text:span></text:p>
        </text:list-item>
        <text:list-item>
          <text:p text:style-name="P15"><text:span text:style-name="T3">Finally, results for each wave frequency are presented. <text:s/>A single output may generate multiple results for each wave frequency. <text:s/>It depends on what the output calculates.</text:span></text:p>
        </text:list-item>
      </text:list>
      <text:h text:style-name="P9" text:outline-level="1"><text:soft-page-break/><text:span text:style-name="T3">Details of Outputs</text:span></text:h>
      <text:p text:style-name="P5"><text:span text:style-name="T3">See the following sections for detailed information on each output generated.</text:span></text:p>
      <text:h text:style-name="DocHeading2" text:outline-level="2"><text:span text:style-name="T4">Index Outputs</text:span></text:h>
      <text:h text:style-name="DocHeading3" text:outline-level="3"><text:span text:style-name="T4">Wave Directions</text:span></text:h>
      <text:p text:style-name="P7"><text:span text:style-name="T4">See file U04-0030.0001</text:span></text:p>
      <text:h text:style-name="DocHeading3" text:outline-level="3"><text:span text:style-name="T4">Wave Frequency</text:span></text:h>
      <text:p text:style-name="P7"><text:span text:style-name="T4">See file U04-0030.0002</text:span></text:p>
      <text:h text:style-name="DocHeading2" text:outline-level="2"><text:span text:style-name="T4">Body Wave Environment</text:span></text:h>
      <text:h text:style-name="DocHeading3" text:outline-level="3"><text:span text:style-name="T4">Body Encounter Frequency</text:span></text:h>
      <text:p text:style-name="P6">See file U04-0030.0003</text:p>
      <text:h text:style-name="DocHeading3" text:outline-level="3"><text:span text:style-name="T4">Wave Spectra</text:span></text:h>
      <text:p text:style-name="P6">See file U04-0030.0004</text:p>
      <text:h text:style-name="DocHeading2" text:outline-level="2"><text:span text:style-name="T4">Body Forces</text:span></text:h>
      <text:h text:style-name="DocHeading3" text:outline-level="3"><text:span text:style-name="T4">Body Forces</text:span></text:h>
      <text:p text:style-name="P6">See file U04-0030.0005</text:p>
      <text:h text:style-name="DocHeading2" text:outline-level="2"><text:span text:style-name="T4">Outputs for Body Motions</text:span></text:h>
      <text:h text:style-name="DocHeading3" text:outline-level="3"><text:span text:style-name="T4">Body Derivative</text:span></text:h>
      <text:p text:style-name="P6">See file U04-0030.0010</text:p>
      <text:h text:style-name="DocHeading3" text:outline-level="3"><text:span text:style-name="T4">Body Motion</text:span></text:h>
      <text:p text:style-name="P6">See file U04-0030.0011</text:p>
      <text:h text:style-name="DocHeading3" text:outline-level="3"><text:span text:style-name="T4">Body Velocity</text:span></text:h>
      <text:p text:style-name="P6">See file U04-0030.0012</text:p>
      <text:h text:style-name="DocHeading3" text:outline-level="3"><text:span text:style-name="T4">Body Acceleration</text:span></text:h>
      <text:p text:style-name="P6">See file U04-0030.0013</text:p>
      <text:h text:style-name="DocHeading2" text:outline-level="2"><text:soft-page-break/><text:span text:style-name="T4">Outputs for Local Motions</text:span></text:h>
      <text:h text:style-name="DocHeading3" text:outline-level="3"><text:span text:style-name="T4">Local Derivative</text:span></text:h>
      <text:p text:style-name="P6">See file U04-0030.0020</text:p>
      <text:h text:style-name="DocHeading3" text:outline-level="3"><text:span text:style-name="T4">Local Motion</text:span></text:h>
      <text:p text:style-name="P6">See file U04-0030.0021</text:p>
      <text:h text:style-name="DocHeading3" text:outline-level="3"><text:span text:style-name="T4">Local Velocity</text:span></text:h>
      <text:p text:style-name="P6">See file U04-0030.0022</text:p>
      <text:h text:style-name="DocHeading3" text:outline-level="3"><text:span text:style-name="T4">Local Acceleration</text:span></text:h>
      <text:p text:style-name="P6">See file U04-0030.0023</text:p>
      <text:h text:style-name="DocHeading3" text:outline-level="3"><text:span text:style-name="T4">Local Dynamic Freeboard</text:span></text:h>
      <text:p text:style-name="P6">See file U04-0030.0025</text:p>
      <text:h text:style-name="DocHeading2" text:outline-level="2"><text:span text:style-name="T4">Outputs for Human Tolerances</text:span></text:h>
      <text:h text:style-name="DocHeading3" text:outline-level="3"><text:span text:style-name="T4">Local Motion Sickness Index</text:span></text:h>
      <text:p text:style-name="P6"/>
      <text:h text:style-name="DocHeading3" text:outline-level="3"><text:span text:style-name="T4">Local Subjective Motion Assessment</text:span></text:h>
      <text:p text:style-name="P6"/>
      <text:h text:style-name="P10" text:outline-level="2"><text:span text:style-name="T4">Outputs for Wave Energy Devices</text:span></text:h>
      <text:h text:style-name="P12" text:outline-level="3"><text:span text:style-name="T4">Body Power Extracted</text:span></text:h>
      <text:p text:style-name="P6">See file U04-0030.0006</text:p>
      <text:h text:style-name="P12" text:outline-level="3"><text:span text:style-name="T4">Capture Width</text:span></text:h>
      <text:p text:style-name="P6">See file U04-0030.0007</text:p>
      <text:h text:style-name="P12" text:outline-level="3"><text:span text:style-name="T4">Relative Efficiency</text:span></text:h>
      <text:p text:style-name="P6">See file U04-0030.0008</text:p>
      <text:h text:style-name="P12" text:outline-level="3"><text:span text:style-name="T4">Absolute Efficiency</text:span></text:h>
      <text:p text:style-name="P6">See file U04-0030.0009</text:p>
      <text:p text:style-name="P6"/>
      <text:h text:style-name="P11" text:outline-level="2"><text:soft-page-break/><text:span text:style-name="T5">user Custom Outputs</text:span></text:h>
      <text:h text:style-name="DocHeading3" text:outline-level="3"><text:span text:style-name="T4">Custom Outputs 1 thorugh 25</text:span></text:h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30_outputs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3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5</meta:editing-cycles>
    <meta:editing-duration>PT5M50S</meta:editing-duration>
    <dc:description>Discusses program outputs.</dc:description>
    <dc:subject>U04-0030</dc:subject>
    <dc:title>Program Outputs</dc:title>
    <dc:date>2014-04-21T16:21:46</dc:date>
    <meta:document-statistic meta:table-count="0" meta:image-count="0" meta:object-count="0" meta:page-count="6" meta:paragraph-count="176" meta:word-count="734" meta:character-count="4431" meta:non-whitespace-character-count="3663"/>
    <meta:user-defined meta:name="Info 1"/>
    <meta:user-defined meta:name="Info 2"/>
    <meta:user-defined meta:name="Info 3"/>
    <meta:user-defined meta:name="Info 4"/>
  </office:meta>
</office:document-meta>
</file>